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FreeSans" svg:font-family="FreeSans" style:font-family-generic="swiss"/>
    <style:font-face style:name="Times New Roman" svg:font-family="Times New Roman" style:font-family-generic="roman" style:font-pitch="variable" svg:panose-1="2 2 6 3 5 4 5 2 3 4"/>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style>
    <style:style style:name="P2" style:parent-style-name="Textbody" style:family="paragraph">
      <style:paragraph-properties fo:line-height="100%"/>
    </style:style>
    <style:style style:name="T3" style:parent-style-name="DefaultParagraphFont" style:family="text">
      <style:text-properties fo:language="sv" fo:country="SE"/>
    </style:style>
  </office:automatic-styles>
  <office:body>
    <office:text text:use-soft-page-breaks="true">
      <text:h text:style-name="P1" text:outline-level="2">Rosen Tenov</text:h>
      <text:h text:style-name="Heading3" text:outline-level="3">Sprint 1</text:h>
      <text:p text:style-name="P2">I participated in the planning and prioritizing the tasks for designing a computer system for restaurant “Antons skafferi”. It would embrace creating an app,<text:s/>website, work schedule and backend databases. Participated during the meeting with the client and requirements capturing and analyzing. Then we did group discussions for implementing them in the future computer system.<text:s/></text:p>
      <text:h text:style-name="Heading3" text:outline-level="3">Sprint 2</text:h>
      <text:p text:style-name="Standard">Participated in other meeting with the client and group discussion when setting the tasks and dividing the team into three parts – app, web and backend. Chose to take part in the backend group for designing and implementing API and database. I took part in creating Relation model with appropriate datatypes and ER diagram for the database. Investigated how to create API requests to database using Postman.</text:p>
      <text:p text:style-name="Standard">I wrote the parts of lab 2 regarding unified process and agile development and how we implement them in our project. They are to be<text:s/>included in the final report.</text:p>
      <text:p text:style-name="Standard"/>
      <text:h text:style-name="Heading3" text:outline-level="3">Sprint 3</text:h>
      <text:p text:style-name="Standard">During this third sprint, I worked on making SQL statements for creating, modifying and inserting in both JavaDB and MySQL taking into account their different syntaxes.</text:p>
      <text:p text:style-name="Standard">I worked also on preparing antonAPI database on local glassfish server and including Entity classes and Restful API Services from database. I added response-functions when REST POST, PUT, DELETE are done instead of just doing void-functions. These responses are returning item name and its corresponding id (also assigned id when POST with new item is done) and thus making it easy to the other group members while dealing with the database.</text:p>
      <text:p text:style-name="Standard">I worked also a little on test web application implementing basic CRUD functionality connecting with JDBC connection<text:s/>pools or DriverManager and saving objects in ArrayList or jsonObject.</text:p>
      <text:p text:style-name="Standard">Working also on part of the app related to making delete and edit buttons in OrderOverview for deleting and editing bong items<text:s/><text:span text:style-name="T3">while</text:span><text:s/>making an order on respective board.</text:p>
      <text:h text:style-name="Heading3" text:outline-level="3">Sprint 4</text:h>
      <text:p text:style-name="Standard">Asd</text:p>
      <text:h text:style-name="Heading3" text:outline-level="3">Sprint 5</text:h>
      <text:p text:style-name="Standard">Asd</text:p>
      <text:h text:style-name="Heading3" text:outline-level="3">Sprint n</text:h>
      <text:p text:style-name="Standard">As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FreeSans" svg:font-family="FreeSans" style:font-family-generic="swiss"/>
    <style:font-face style:name="Times New Roman" svg:font-family="Times New Roman" style:font-family-generic="roman" style:font-pitch="variable" svg:panose-1="2 2 6 3 5 4 5 2 3 4"/>
    <style:font-face style:name="FreeSerif" svg:font-family="Free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FreeSan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Free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FreeSerif" style:font-name-asian="FreeSerif" style:font-name-complex="FreeSerif"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 s</dc:creator>
    <meta:creation-date>2017-10-20T23:40:00Z</meta:creation-date>
    <dc:date>2020-03-05T21:28:00Z</dc:date>
    <meta:template xlink:href="Normal.dotm" xlink:type="simple"/>
    <meta:editing-cycles>27</meta:editing-cycles>
    <meta:editing-duration>PT23280S</meta:editing-duration>
    <meta:document-statistic meta:page-count="1" meta:paragraph-count="3" meta:word-count="297" meta:character-count="1992" meta:row-count="14" meta:non-whitespace-character-count="1698"/>
  </office:meta>
</office:document-meta>
</file>